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złowiek jego biologia.:</text:p>
      <text:p text:style-name="Standard"/>
      <text:p text:style-name="Standard"><text:span text:style-name="T1">Watson</text:span> dla dobra smukłej sylwetki zrezygnowała z słodkich batoników, czekoladek, ciastek i ciast. Zamiast tego częściej sięga po świeże owoce. Młoda gwiazda uwielbia soczyste pomarańcze, dojrzałe ananasy i twarde jabłka. Dzięki bogatym w witaminy owoce, nie ma problemów z cerą. </text:p>
      <text:p text:style-name="Standard"/>
      <text:p text:style-name="Standard">Człowiek o duszy łowcy.:</text:p>
      <text:p text:style-name="Standard"/>
      <text:p text:style-name="Text_20_body">Predator z powodu różnic morfologicznych posiada zieloną krew o właściwościach luminescencyjnych, co można wyjaśnić zawartością biliwerdyny oraz miedzi zamiast żelaza w krwinkach przenoszących tlen (co jednak zmniejszałoby jej wydajność, więc logicznym wnioskiem jest też większa ilość krwinek). Jej funkcje są takie same, co u człowieka, tyle że krwinki o wiele szybciej się poruszają i dzielą. Tak więc, gdy Predator ściga swoją ofiarę lub skacze z jednego punktu na drugi − nie męczy się. Jego krew posiada trzy typy krwinek, podobnie jak u ziemskich ssaków. Pierwszy typ wysyła do ciała powietrze (odpowiednik ludzki to erytrocyty), drugi leczy fizyczne obrażenia, rany, uszkodzenia (trombocyty), trzeci zaś zwalcza wirusy, choroby oraz infekcje (leukocyty). Prawdopodobnie potrafi nawet zwalczyć AIDS. Większa gęstość nasycenia tlenem (lub też dodatkowe organy, patrz niżej) pozwala Predatorowi wstrzymywać oddech nawet na kilka minut. Krew Yautja posiada też pewne właściwości neutralizacji <text:a xlink:type="simple" xlink:href="https://alien.fandom.com/pl/wiki/Krew_Ksenomorfów" text:style-name="Internet_20_link" text:visited-style-name="Visited_20_Internet_20_Link">żrącej krwi</text:a> <text:a xlink:type="simple" xlink:href="https://alien.fandom.com/pl/wiki/Ksenomorf" text:style-name="Internet_20_link" text:visited-style-name="Visited_20_Internet_20_Link">Obcych</text:a>. <text:bookmark text:name="Kości"/><text:bookmark text:name="Ko.C5.9Bci"/></text:p>
      <text:p text:style-name="Text_20_body">Kości Predatora są stworzone z bezkostnego szpiku. Mimo to, są mocniejsze od naszych oraz mniej łamliwe. Szybciej rosną i szybciej się naprawiają. Naukowcy z filmu próbowali znaleźć gen lub hormon, który tworzy tak silne kości, by przeszczepić go ludziom. Pije żyje i nic mu się nie dziej i poluje jak i morduje. Czyli czemu ludzie zabijają ludzi. </text:p>
      <text:p text:style-name="Text_20_body"/>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17T18:33:07.93</meta:creation-date>
    <meta:document-statistic meta:table-count="0" meta:image-count="0" meta:object-count="0" meta:page-count="1" meta:paragraph-count="5" meta:word-count="246" meta:character-count="1692"/>
    <dc:date>2020-12-17T18:35:59.76</dc:date>
    <meta:editing-duration>PT2M53S</meta:editing-duration>
    <meta:editing-cycles>1</meta:editing-cycles>
    <meta:generator>OpenOffice/4.1.7$Win32 OpenOffice.org_project/417m1$Build-9800</meta:generator>
  </office:meta>
</office:document-meta>
</file>